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Heading_20_1" style:list-style-name="WWNum1"/>
    <style:style style:name="P44" style:family="paragraph" style:parent-style-name="Heading_20_1" style:list-style-name="WWNum8">
      <style:paragraph-properties fo:break-before="auto" fo:break-after="auto"/>
    </style:style>
    <style:style style:name="P4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style:font-name="Arial" fo:font-size="11pt" style:font-name-asian="Arial1" style:font-size-asian="11pt" style:font-name-complex="Arial1" style:font-size-complex="11pt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bookmark text:name="_aczyuw2yex2w"/><text:span text:style-name="T1">Aplicaciones Ofimáticas (Office Applications)</text:span><text:span text:style-name="T2"><text:line-break/></text:span><text:span text:style-name="T3">UD 09. Actividades evaluables 02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Febrer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ciones previas a la realización de tareas evaluables</text:span></text:a><text:span text:style-name="T18"><text:tab/>3</text:span></text:p>
          <text:p text:style-name="P14"><text:a xlink:type="simple" xlink:href="#_afyd0upjm6kl" text:style-name="Index_20_Link" text:visited-style-name="Index_20_Link"><text:span text:style-name="T18">1. Actividad 01</text:span></text:a><text:span text:style-name="T18"><text:tab/>3</text:span></text:p>
          <text:p text:style-name="P14"><text:a xlink:type="simple" xlink:href="#_cirkz9rhsjvh" text:style-name="Index_20_Link" text:visited-style-name="Index_20_Link"><text:span text:style-name="T18">2. Actividad 02</text:span></text:a><text:span text:style-name="T18"><text:tab/>4</text:span></text:p>
          <text:p text:style-name="P15"><text:a xlink:type="simple" xlink:href="#_4micocaff206" text:style-name="Index_20_Link" text:visited-style-name="Index_20_Link"><text:span text:style-name="T18">3. Actividad 03</text:span></text:a><text:span text:style-name="T18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20"><text:span text:style-name="T15">UD09. Actividades evaluables 02</text:span></text:p>
      <text:list xml:id="list3036419276" text:style-name="WWNum8">
        <text:list-item>
          <text:p text:style-name="P44"><text:bookmark text:name="_dbh0n1vac4c8"/>Fecha de entrega</text:p>
        </text:list-item>
      </text:list>
      <text:p text:style-name="Standard"><text:span text:style-name="T10">Fecha límite de entrega: </text:span><text:span text:style-name="T19">Viernes 3 de marzo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4759990374969" text:continue-numbering="true" text:style-name="WWNum8">
        <text:list-item>
          <text:p text:style-name="P44"><text:bookmark text:name="_9maybllx2a09"/><text:soft-page-break/>Observaciones previas a la realización de tareas evaluables</text:p>
        </text:list-item>
      </text:list>
      <text:list xml:id="list3881204769" text:style-name="WWNum7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598794845" text:style-name="WWNum3">
        <text:list-item>
          <text:list>
            <text:list-item>
              <text:p text:style-name="P40">Si para la entrega se requiere entregar varios ficheros, entrégalos comprimido en un único fichero con extensión “.zip”.</text:p>
            </text:list-item>
          </text:list>
        </text:list-item>
      </text:list>
      <text:list xml:id="list14759349779313" text:continue-list="list3881204769" text:style-name="WWNum7">
        <text:list-item>
          <text:p text:style-name="P28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1">El índice solo será necesario si el documento (sin contar portada) ocupa más de una página y tiene más de un apartado. </text:p>
            </text:list-item>
          </text:list>
        </text:list-item>
        <text:list-item>
          <text:p text:style-name="P33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p text:style-name="P11">que dé una calificación de apto. Recuerda el formato apaisado y que es en inglés.</text:p>
      <text:list xml:id="list1700788391" text:style-name="WWNum1">
        <text:list-item>
          <text:p text:style-name="P43"><text:bookmark text:name="_afyd0upjm6kl"/>Actividad 01</text:p>
        </text:list-item>
      </text:list>
      <text:p text:style-name="Standard">Queremos comprobar de un listado de clientes, si sus correos y teléfonos son potencialmente correctos o, por el contrario, saber si alguno es erróneo o no.</text:p>
      <text:p text:style-name="Standard">Para ello realizaremos con Excel (Office 365), Google Spreadsheet o LibreOffice Calc, una hoja de cálculo que permita introducir un nombre, un email y un teléfono en cada fila. Al lado de cada entrada, debe aparecer dinámicamente “correcto” si la dirección de correo es válida y además el teléfono empieza por 6, 8 o 96, o “incorrecto” si no se cumple alguna de las dos condiciones.</text:p>
      <text:p text:style-name="Standard">Para este ejercicio se considera válida una dirección de email si tiene una @ “enmedio” (es decir, precedida de texto y seguida de texto. </text:p>
      <text:list xml:id="list4082233015" text:style-name="WWNum5">
        <text:list-item>
          <text:p text:style-name="P36">Por ejemplo, “<text:a xlink:type="simple" xlink:href="mailto:a@a.com" text:style-name="ListLabel_20_73" text:visited-style-name="ListLabel_20_73"><text:span text:style-name="T20">a@a.com</text:span></text:a>” sería válida, pero “@hola”, “@” u “hola@” no serían válidas.</text:p>
        </text:list-item>
      </text:list>
      <text:p text:style-name="Standard"/>
      <text:p text:style-name="Standard"><text:span text:style-name="T10">Estrategia sugerida:</text:span></text:p>
      <text:list xml:id="list906270083" text:style-name="WWNum4">
        <text:list-item>
          <text:p text:style-name="P29">En la fila 1, crear los encabezados de columna: "Nombre", "Email", "Teléfono" y "Estado"</text:p>
        </text:list-item>
        <text:list-item>
          <text:p text:style-name="P29">En las filas siguientes, introducir los datos correspondientes a cada persona.</text:p>
        </text:list-item>
        <text:list-item>
          <text:p text:style-name="P29">Crear una fórmula que cumpla dos condiciones al mismo tiempo:</text:p>
          <text:list>
            <text:list-item>
              <text:p text:style-name="P42">Comprobar si el correo electrónico es válido.</text:p>
            </text:list-item>
            <text:list-item>
              <text:p text:style-name="P42">Comprobar si el teléfono empieza por 6, 8 o 96.</text:p>
            </text:list-item>
          </text:list>
        </text:list-item>
        <text:list-item>
          <text:p text:style-name="P29">Copiar la fórmula a las celdas restantes de la columna "Estado" (por ejemplo, seleccionando abajo a la derecha la celda y arrastrando.</text:p>
        </text:list-item>
        <text:list-item>
          <text:p text:style-name="P37">Verificar que las fórmulas están funcionando correctamente y produciendo los resultados esperados.</text:p>
        </text:list-item>
      </text:list>
      <text:p text:style-name="P11"><text:span text:style-name="T9"><text:s/>📕 </text:span><text:span text:style-name="T10">A entregar: </text:span>entregar el documento solicitado.</text:p>
      <text:list xml:id="list14759973702910" text:continue-list="list1700788391" text:style-name="WWNum1">
        <text:list-item>
          <text:p text:style-name="P43"><text:bookmark text:name="_cirkz9rhsjvh"/>Actividad 02</text:p>
        </text:list-item>
      </text:list>
      <text:p text:style-name="Standard">Queremos realizar una hoja de cálculo para pagar una cuenta de un restaurante entre compañeros. En esta cuenta habrá platos que pagaremos entre todos y platos pagados individualmente. Queremos saber qué cantidad de dinero pagaremos cada uno por los platos comunes, ignorando los platos que no sean comunes.</text:p>
      <text:p text:style-name="Standard"/>
      <text:p text:style-name="Standard"><text:soft-page-break/>Para ello, realizaremos con Excel (Office 365), Google Spreadsheet o LibreOffice Calc, una hoja de cálculo que permita introducir los distintos elementos de un ticket de un restaurante en el que se detallan los platos consumidos y su precio:</text:p>
      <text:list xml:id="list1356286333" text:style-name="WWNum6">
        <text:list-item>
          <text:p text:style-name="P26">Nuestra hoja de cálculo tendrá cada plato, sus unidades, su precio unitario y un campo SI/NO indicando sí este plato entra en la cuenta común o no. </text:p>
        </text:list-item>
        <text:list-item>
          <text:p text:style-name="P32">Tras ello, habrá una celda donde podemos indicar cuan cuantos comensales hay.</text:p>
        </text:list-item>
        <text:list-item>
          <text:p text:style-name="P34">Con ello, deberá decirnos en una celda de forma dinámica a cuanto sale cada comensal, solo tomando en cuenta los platos que entran en la cuenta común (platos donde ponga SI).</text:p>
        </text:list-item>
      </text:list>
      <text:p text:style-name="Standard"/>
      <text:p text:style-name="Standard"><text:span text:style-name="T10">Estrategia sugerida:</text:span></text:p>
      <text:list xml:id="list1436479247" text:style-name="WWNum9">
        <text:list-item>
          <text:p text:style-name="P30">En la fila 1, crear los encabezados de columna: "Plato", "Unidades", "Precio", "Entra en cuenta común" y "Costo total por comensal"</text:p>
        </text:list-item>
        <text:list-item>
          <text:p text:style-name="P30">En las filas siguientes, introducir los datos correspondientes a cada plato</text:p>
        </text:list-item>
        <text:list-item>
          <text:p text:style-name="P30">Crear una columna adicional para el número de comensales y otra para el costo por comensal</text:p>
        </text:list-item>
        <text:list-item>
          <text:p text:style-name="P30">Crear una fórmula para calcular el costo total de cada plato: "Unidades" x "Precio"</text:p>
        </text:list-item>
        <text:list-item>
          <text:p text:style-name="P30">Crear una fórmula para calcular el costo por comensal de cada plato: "Costo total plato" / "Comensales"</text:p>
        </text:list-item>
        <text:list-item>
          <text:p text:style-name="P30">Crear una fórmula para calcular la suma total de los costes por comensal de los platos en los que ponga “SI”.</text:p>
        </text:list-item>
        <text:list-item>
          <text:p text:style-name="P38">Verificar que las fórmulas están funcionando correctamente y produciendo los resultados esperados.</text:p>
        </text:list-item>
      </text:list>
      <text:p text:style-name="P11"><text:span text:style-name="T9"><text:s/>📕 </text:span><text:span text:style-name="T10">A entregar: </text:span>entregar el documento solicitado.</text:p>
      <text:list xml:id="list14759644518059" text:continue-list="list14759973702910" text:style-name="WWNum1">
        <text:list-item>
          <text:p text:style-name="P43"><text:bookmark text:name="_4micocaff206"/>Actividad 03</text:p>
        </text:list-item>
      </text:list>
      <text:p text:style-name="Standard">Hemos realizado una fiesta y cada persona ha aportado cantidades distintas para organizarla. En esta fiesta queremos que todos pongan la misma cantidad, así que queremos hacer una hoja de cálculo para cuadrar cuentas y que los que han puesto menos, pongan lo que les falte, y a los que han puesto de más, les devuelvan el sobrante.</text:p>
      <text:p text:style-name="Standard"/>
      <text:p text:style-name="Standard">Para ello, realizaremos con Excel (Office 365), Google Spreadsheet o LibreOffice Calc, una hoja de cálculo. Para ello crearemos un documento con dos hojas:</text:p>
      <text:list xml:id="list843718507" text:style-name="WWNum2">
        <text:list-item>
          <text:p text:style-name="P27">Esta primera hoja de cálculo permite entradas (una por fila) donde se indique el nombre de una persona y cuanto dinero ha aportado. </text:p>
        </text:list-item>
        <text:list-item>
          <text:p text:style-name="P35">Tras ello, <text:s/>en ese mismo documento, genera otra hoja donde se sitúen los nombres de los participantes y a la derecha indique dinámicamente cuanto debe aportar (en positivo) o cuanto debe recibir (en negativo) cada persona para ajustar las cuentas.</text:p>
        </text:list-item>
      </text:list>
      <text:p text:style-name="Standard"><text:span text:style-name="T10">Estrategia sugerida:</text:span></text:p>
      <text:list xml:id="list1173725077" text:style-name="WWNum10">
        <text:list-item>
          <text:p text:style-name="P31">En la primera hoja, en la fila 1, crear los encabezados de columna: "Nombre", "Aporte" y "Diferencia".</text:p>
        </text:list-item>
        <text:list-item>
          <text:p text:style-name="P31">En las filas siguientes, introducir los datos correspondientes a cada persona, es decir, su nombre y el dinero que han aportado.</text:p>
        </text:list-item>
        <text:list-item>
          <text:p text:style-name="P31">Calcular la suma total de los aportes.</text:p>
        </text:list-item>
        <text:list-item>
          <text:p text:style-name="P31">Dividir la suma total de los aportes entre el número de participantes.</text:p>
        </text:list-item>
        <text:list-item>
          <text:p text:style-name="P31">Calcular la diferencia para cada participante.</text:p>
        </text:list-item>
        <text:list-item>
          <text:p text:style-name="P39"><text:soft-page-break/>Verificar que las fórmulas están funcionando correctamente y produciendo los resultados esperados.</text:p>
        </text:list-item>
      </text:list>
      <text:p text:style-name="P11"><text:span text:style-name="T9"><text:s/>📕 </text:span><text:span text:style-name="T10">A entregar: </text:span>entregar el documento solicit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9. Actividades evaluables 02</text:span></text:p>
      </style:header>
      <style:footer>
        <text:p text:style-name="MP4"><text:span text:style-name="MT1">Aplicaciones Ofimáticas (Office Applications)<text:tab/><text:tab/>UD09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76" meta:word-count="1125" meta:character-count="6788" meta:non-whitespace-character-count="5756"/>
    <meta:generator>LibreOfficeDev/6.0.5.2$Linux_X86_64 LibreOffice_project/</meta:generator>
  </office:meta>
</office:document-meta>
</file>